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rabber.task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rabber.build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gGrabber.build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gGrabber.target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tUnitLogLev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AntUnitListener.setParentTask( Task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UnitLogLevel.AntUnitLogLeve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AntUnitListener.normalize( String build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AntUnitListener.getLocation(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AntUnitListener.getTo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startTes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ndLogTo.SendLog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eAntUnitListener.setCurrentTestProject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AntUnitListener.getOut( String buildFi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BaseAntUnitListener.messageLogg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ntUnitLogLevel.AntUnitLo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addFailure( String target , AssertionFailedException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rabber.targetStart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aseAntUnitListener.setToDir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setLogLevel( AntUnitLogLevel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BaseAntUnitListener( SendLogTo defaultReportTarget ,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tUnitLogLevel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getCurrentTes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close( 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ntUnitListener.addError( String target , Throwable 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rabber.messageLogged( Build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ndLogTo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ntUnitListener.startTestSuite( Project testProject , String build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AntUnitListener.setSendLogTo( SendLogTo log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ndLogTo.SendLogTo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rabber.taskFinished( Buil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